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0.559cm"/>
      <style:text-properties style:font-name="Helvetica1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ächste Premiere</text:p>
      <text:p text:style-name="P1"/>
      <text:p text:style-name="P1">Titel </text:p>
      <text:p text:style-name="P1">Datum</text:p>
      <text:p text:style-name="P1">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elvetica" fo:font-size="11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3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7T09:08:52</meta:creation-date>
    <dc:date>2015-03-17T09:12:09</dc:date>
    <meta:editing-duration>PT3M17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4" meta:word-count="5" meta:character-count="30"/>
  </office:meta>
</office:document-meta>
</file>